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" style:family="paragraph" style:parent-style-name="Standard">
      <style:text-properties style:font-name="Times New Roman" fo:font-size="12pt" style:font-size-asian="12pt" style:font-name-complex="Times New Roman"/>
    </style:style>
    <style:style style:name="P3" style:family="paragraph" style:parent-style-name="Standard">
      <style:paragraph-properties fo:margin-left="-0.5in" fo:margin-right="-0.5in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/>
    </style:style>
    <style:style style:name="P4" style:family="paragraph" style:parent-style-name="Standard">
      <style:paragraph-properties fo:margin-left="-0.5in" fo:margin-right="-0.5in" fo:text-indent="0in" style:auto-text-indent="false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5" style:family="paragraph" style:parent-style-name="Standard">
      <style:paragraph-properties fo:margin-left="-0.5in" fo:margin-right="-0.5in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6" style:family="paragraph" style:parent-style-name="Standard">
      <style:paragraph-properties fo:margin-left="-0.5in" fo:margin-right="-0.5in" fo:text-indent="0in" style:auto-text-indent="false"/>
      <style:text-properties style:font-name="Times New Roman" fo:font-size="11pt" fo:font-weight="bold" style:font-size-asian="11pt" style:font-weight-asian="bold" style:font-name-complex="Times New Roman" style:font-weight-complex="bold"/>
    </style:style>
    <style:style style:name="P7" style:family="paragraph" style:parent-style-name="Standard" style:master-page-name="Standard">
      <style:paragraph-properties fo:margin-left="-0.5in" fo:margin-right="-0.5in" fo:text-indent="0in" style:auto-text-indent="false" style:page-number="auto">
        <style:tab-stops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</style:tab-stops>
      </style:paragraph-properties>
    </style:style>
    <style:style style:name="P8" style:family="paragraph" style:parent-style-name="Standard">
      <style:paragraph-properties fo:margin-left="0in" fo:margin-right="-0.5in" fo:text-indent="0in" style:auto-text-indent="false"/>
    </style:style>
    <style:style style:name="P9" style:family="paragraph" style:parent-style-name="Standard">
      <style:paragraph-properties fo:margin-left="0in" fo:margin-right="-0.5in" fo:text-indent="0in" style:auto-text-indent="false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10" style:family="paragraph" style:parent-style-name="Body_20_Text_20_2">
      <style:text-properties fo:font-size="12pt" style:font-size-asian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T3" style:family="text">
      <style:text-properties style:font-name="Times New Roman" fo:font-size="12pt" style:font-size-asian="12pt" style:font-name-complex="Times New Roman"/>
    </style:style>
    <style:style style:name="T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ECE 3071L Electronics Laboratory II <text:s text:c="25"/><text:tab/><text:tab/><text:tab/><text:tab/><text:tab/>Spring, 2015 </text:span><text:span text:style-name="T3"><text:s/></text:span></text:p>
      <text:p text:style-name="P3">Report Template</text:p>
      <text:p text:style-name="P4">TITLE pag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oject title</text:p>
      <text:p text:style-name="P5"/>
      <text:p text:style-name="P5">Name of AUTHOR</text:p>
      <text:p text:style-name="P5"/>
      <text:p text:style-name="P5">Name of TEAM MEMBER</text:p>
      <text:p text:style-name="P5"/>
      <text:p text:style-name="P5">Project Start Date:</text:p>
      <text:p text:style-name="P4"/>
      <text:p text:style-name="P5">Report Submission Date: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BODY of report:</text:p>
      <text:p text:style-name="P9"/>
      <text:p text:style-name="P8"><text:soft-page-break/><text:span text:style-name="T2">OBJECTIVE</text:span><text:span text:style-name="T3">:</text:span></text:p>
      <text:p text:style-name="P2">Text</text:p>
      <text:p text:style-name="P1"/>
      <text:p text:style-name="P1"/>
      <text:p text:style-name="P1">PRINCIPLES OF OPERATION:</text:p>
      <text:h text:style-name="Heading_20_6" text:outline-level="6">Text</text:h>
      <text:p text:style-name="P1"/>
      <text:p text:style-name="P1"/>
      <text:p text:style-name="Standard"><text:span text:style-name="T2">THEORY</text:span><text:span text:style-name="T3">: </text:span></text:p>
      <text:p text:style-name="P2">Theory, equations, derivations, theoretical plots</text:p>
      <text:p text:style-name="P1"/>
      <text:p text:style-name="P1"/>
      <text:p text:style-name="P1">DESIGN AND SIMULATION: </text:p>
      <text:p text:style-name="P2">Tables of measured component values</text:p>
      <text:p text:style-name="P2">Circuit component calculations: magnitudes and power dissipation</text:p>
      <text:p text:style-name="P2">Designed circuits </text:p>
      <text:p text:style-name="P2">SPICE input models</text:p>
      <text:p text:style-name="P2">Design verification plots from SPICE simulations</text:p>
      <text:p text:style-name="P2"/>
      <text:p text:style-name="P1"/>
      <text:p text:style-name="P1">DEVICE CHARACTERISTICS:</text:p>
      <text:h text:style-name="Heading_20_6" text:outline-level="6">Curve tracer plots</text:h>
      <text:p text:style-name="P1"/>
      <text:p text:style-name="P1"/>
      <text:p text:style-name="Standard"><text:span text:style-name="T2">TEST RESULTS</text:span><text:span text:style-name="T3">:</text:span></text:p>
      <text:p text:style-name="P2">Tables of all circuit measurements: input/output impedance measurements, corner frequencies, etc</text:p>
      <text:p text:style-name="P2">Oscilloscope plots</text:p>
      <text:p text:style-name="P2">SPICE simulations of parasitic effects and other discovered effects </text:p>
      <text:p text:style-name="P2">Results summary tables</text:p>
      <text:p text:style-name="P2">Text: interpretation of results, discussion of observations, comparison of measured and theoretical values</text:p>
      <text:p text:style-name="P2"/>
      <text:p text:style-name="P1"/>
      <text:p text:style-name="Standard"><text:span text:style-name="T2">CONCLUSION</text:span><text:span text:style-name="T3">: </text:span></text:p>
      <text:p text:style-name="P10">Overview: level of success in meeting objectives, knowledge obtained, degree of agreement between theory, experiment and simulations, necessary improvements to meet specifications</text:p>
      <text:p text:style-name="P1"/>
      <text:p text:style-name="P1"/>
      <text:p text:style-name="Standard"><text:span text:style-name="T2">APPENDICES:</text:span><text:span text:style-name="T3"> </text:span></text:p>
      <text:h text:style-name="Heading_20_6" text:outline-level="6">Lengthy tables, excess oscilloscope waveforms, excess computer outpu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urier" fo:font-family="Courier, 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" style:font-family-complex="Courier, 'Courier New'" style:font-family-generic-complex="moder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in" fo:margin-right="-0.5in" fo:text-indent="0in" style:auto-text-indent="false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-0.5in" fo:text-indent="0in" style:auto-text-indent="false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5in" fo:margin-right="0in" fo:text-indent="-1.5in" style:auto-text-indent="false" fo:keep-with-next="always">
        <style:tab-stops>
          <style:tab-stop style:position="1in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in" fo:margin-right="-0.5in" fo:text-indent="0in" style:auto-text-indent="false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-0.5in" fo:text-align="justify" style:justify-single-word="false" fo:text-indent="0in" style:auto-text-indent="false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2.5in" fo:margin-right="0in" fo:text-indent="-2.5in" style:auto-text-indent="false">
        <style:tab-stops>
          <style:tab-stop style:position="1in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St5z0" style:family="text">
      <style:text-properties style:font-name="Times New Roman" fo:font-family="'Times New Roman'" style:font-family-generic="roman" style:font-pitch="variable" fo:font-size="9pt" fo:font-style="normal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 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 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(" style:num-suffix=") 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52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1"><draw:text-box fo:min-height="0.0228in" fo:min-width="0in"><text:p text:style-name="Footer"><text:span text:style-name="Page_20_Number"><text:page-number text:select-page="current">2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CE 473 Electromagnetic Fields I________Summer, 1997</dc:title>
    <meta:initial-creator>P.B.Kosel</meta:initial-creator>
    <meta:creation-date>2015-01-08T00:50:00</meta:creation-date>
    <dc:creator>k</dc:creator>
    <dc:date>2015-01-08T00:50:00</dc:date>
    <meta:print-date>2003-01-06T12:23:00</meta:print-date>
    <meta:editing-cycles>2</meta:editing-cycles>
    <meta:editing-duration>P15824DT17H31M44S</meta:editing-duration>
    <meta:document-statistic meta:table-count="0" meta:image-count="0" meta:object-count="0" meta:page-count="2" meta:paragraph-count="34" meta:word-count="145" meta:character-count="1153" meta:non-whitespace-character-count="1004"/>
    <meta:generator>LibreOffice/4.2.7.2$Linux_X86_64 LibreOffice_project/420m0$Build-2</meta:generator>
  </office:meta>
</office:document-meta>
</file>